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5.3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9" style:family="graphic" style:parent-style-name="standard">
      <style:graphic-properties draw:fill="solid" draw:fill-color="#ff3366" draw:textarea-horizontal-align="center" draw:textarea-vertical-align="middle"/>
    </style:style>
    <style:style style:name="gr20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dc2300" draw:marker-start-width="0.559cm" draw:marker-end-width="0.559cm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0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2" style:family="graphic" style:parent-style-name="standard">
      <style:graphic-properties draw:ole-draw-aspect="1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margin-left="1.2cm" fo:margin-right="0cm" fo:text-align="justify" fo:text-indent="-0.9cm"/>
    </style:style>
    <style:style style:name="P22" style:family="paragraph">
      <style:paragraph-properties fo:margin-left="1.2cm" fo:margin-right="0cm" fo:text-align="start" fo:text-indent="-0.9cm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P24" style:family="paragraph">
      <style:paragraph-properties fo:margin-left="0cm" fo:margin-right="0cm" fo:text-align="justify" fo:text-indent="0cm"/>
    </style:style>
    <style:style style:name="P25" style:family="paragraph">
      <style:paragraph-properties fo:margin-left="0cm" fo:margin-right="0cm" fo:text-align="justify" fo:text-indent="0cm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P2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/>
    </style:style>
    <style:style style:name="T17" style:family="text">
      <style:text-properties style:text-position="super 58%" fo:language="en" fo:country="US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 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for(i=1; i&lt;n; i++)</text:p>
              </text:list-item>
            </text:list>
            <text:list text:style-name="L2">
              <text:list-item>
                <text:list>
                  <text:list-item>
                    <text:p text:style-name="P7">for(j=1; j&lt;n; j++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score matrix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0.5cm" svg:y="9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10cm" svg:x2="22.5cm" svg:y2="10cm">
          <text:p text:style-name="P1"/>
        </draw:line>
        <draw:line draw:style-name="gr3" draw:text-style-name="P9" draw:layer="layout" svg:x1="10.5cm" svg:y1="11cm" svg:x2="22.5cm" svg:y2="11cm">
          <text:p text:style-name="P1"/>
        </draw:line>
        <draw:line draw:style-name="gr3" draw:text-style-name="P9" draw:layer="layout" svg:x1="10.5cm" svg:y1="12cm" svg:x2="22.5cm" svg:y2="12cm">
          <text:p text:style-name="P1"/>
        </draw:line>
        <draw:line draw:style-name="gr3" draw:text-style-name="P9" draw:layer="layout" svg:x1="10.5cm" svg:y1="13cm" svg:x2="22.5cm" svg:y2="13cm">
          <text:p text:style-name="P1"/>
        </draw:line>
        <draw:line draw:style-name="gr3" draw:text-style-name="P9" draw:layer="layout" svg:x1="10.5cm" svg:y1="14cm" svg:x2="22.5cm" svg:y2="14cm">
          <text:p text:style-name="P1"/>
        </draw:line>
        <draw:line draw:style-name="gr3" draw:text-style-name="P9" draw:layer="layout" svg:x1="10.5cm" svg:y1="15cm" svg:x2="22.5cm" svg:y2="15cm">
          <text:p text:style-name="P1"/>
        </draw:line>
        <draw:line draw:style-name="gr3" draw:text-style-name="P9" draw:layer="layout" svg:x1="10.5cm" svg:y1="16cm" svg:x2="22.5cm" svg:y2="16cm">
          <text:p text:style-name="P1"/>
        </draw:line>
        <draw:line draw:style-name="gr3" draw:text-style-name="P9" draw:layer="layout" svg:x1="11.5cm" svg:y1="9cm" svg:x2="11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3.5cm" svg:y1="9cm" svg:x2="13.5cm" svg:y2="17cm">
          <text:p text:style-name="P1"/>
        </draw:line>
        <draw:line draw:style-name="gr3" draw:text-style-name="P9" draw:layer="layout" svg:x1="14.5cm" svg:y1="9cm" svg:x2="14.5cm" svg:y2="17cm">
          <text:p text:style-name="P1"/>
        </draw:line>
        <draw:line draw:style-name="gr3" draw:text-style-name="P9" draw:layer="layout" svg:x1="15.5cm" svg:y1="9cm" svg:x2="15.5cm" svg:y2="17cm">
          <text:p text:style-name="P1"/>
        </draw:line>
        <draw:line draw:style-name="gr3" draw:text-style-name="P9" draw:layer="layout" svg:x1="16.5cm" svg:y1="9cm" svg:x2="16.5cm" svg:y2="17cm">
          <text:p text:style-name="P1"/>
        </draw:line>
        <draw:line draw:style-name="gr3" draw:text-style-name="P9" draw:layer="layout" svg:x1="17.5cm" svg:y1="9cm" svg:x2="17.5cm" svg:y2="17cm">
          <text:p text:style-name="P1"/>
        </draw:line>
        <draw:line draw:style-name="gr3" draw:text-style-name="P9" draw:layer="layout" svg:x1="18.5cm" svg:y1="9cm" svg:x2="18.5cm" svg:y2="17cm">
          <text:p text:style-name="P1"/>
        </draw:line>
        <draw:line draw:style-name="gr3" draw:text-style-name="P9" draw:layer="layout" svg:x1="19.5cm" svg:y1="9cm" svg:x2="19.5cm" svg:y2="17cm">
          <text:p text:style-name="P1"/>
        </draw:line>
        <draw:line draw:style-name="gr3" draw:text-style-name="P9" draw:layer="layout" svg:x1="20.5cm" svg:y1="9cm" svg:x2="20.5cm" svg:y2="17cm">
          <text:p text:style-name="P1"/>
        </draw:line>
        <draw:line draw:style-name="gr3" draw:text-style-name="P9" draw:layer="layout" svg:x1="21.5cm" svg:y1="9cm" svg:x2="21.5cm" svg:y2="17cm">
          <text:p text:style-name="P1"/>
        </draw:line>
        <draw:frame draw:style-name="gr4" draw:layer="layout" svg:width="0.853cm" svg:height="0.962cm" svg:x="10.647cm" svg:y="9.038cm">
          <draw:text-box>
            <text:p text:style-name="P1">0</text:p>
          </draw:text-box>
        </draw:frame>
        <draw:frame draw:style-name="gr4" draw:layer="layout" svg:width="0.853cm" svg:height="0.962cm" svg:x="10.647cm" svg:y="10.038cm">
          <draw:text-box>
            <text:p text:style-name="P1">0</text:p>
          </draw:text-box>
        </draw:frame>
        <draw:frame draw:style-name="gr4" draw:layer="layout" svg:width="0.853cm" svg:height="0.962cm" svg:x="10.647cm" svg:y="12.038cm">
          <draw:text-box>
            <text:p text:style-name="P1">0</text:p>
          </draw:text-box>
        </draw:frame>
        <draw:frame draw:style-name="gr4" draw:layer="layout" svg:width="0.853cm" svg:height="0.962cm" svg:x="10.648cm" svg:y="13.138cm">
          <draw:text-box>
            <text:p text:style-name="P1">0</text:p>
          </draw:text-box>
        </draw:frame>
        <draw:frame draw:style-name="gr4" draw:layer="layout" svg:width="0.853cm" svg:height="0.962cm" svg:x="10.649cm" svg:y="14.038cm">
          <draw:text-box>
            <text:p text:style-name="P1">0</text:p>
          </draw:text-box>
        </draw:frame>
        <draw:frame draw:style-name="gr4" draw:layer="layout" svg:width="0.853cm" svg:height="0.962cm" svg:x="10.65cm" svg:y="14.938cm">
          <draw:text-box>
            <text:p text:style-name="P1">0</text:p>
          </draw:text-box>
        </draw:frame>
        <draw:frame draw:style-name="gr4" draw:layer="layout" svg:width="0.853cm" svg:height="0.962cm" svg:x="10.651cm" svg:y="16.038cm">
          <draw:text-box>
            <text:p text:style-name="P1">0</text:p>
          </draw:text-box>
        </draw:frame>
        <draw:frame draw:style-name="gr4" draw:layer="layout" svg:width="0.853cm" svg:height="0.962cm" svg:x="10.648cm" svg:y="11.038cm">
          <draw:text-box>
            <text:p text:style-name="P1">0</text:p>
          </draw:text-box>
        </draw:frame>
        <draw:frame draw:style-name="gr4" draw:layer="layout" svg:width="0.853cm" svg:height="0.962cm" svg:x="11.548cm" svg:y="9.038cm">
          <draw:text-box>
            <text:p text:style-name="P1">0</text:p>
          </draw:text-box>
        </draw:frame>
        <draw:frame draw:style-name="gr4" draw:layer="layout" svg:width="0.853cm" svg:height="0.962cm" svg:x="12.549cm" svg:y="9.038cm">
          <draw:text-box>
            <text:p text:style-name="P1">0</text:p>
          </draw:text-box>
        </draw:frame>
        <draw:frame draw:style-name="gr4" draw:layer="layout" svg:width="0.853cm" svg:height="0.962cm" svg:x="13.55cm" svg:y="9.038cm">
          <draw:text-box>
            <text:p text:style-name="P1">0</text:p>
          </draw:text-box>
        </draw:frame>
        <draw:frame draw:style-name="gr4" draw:layer="layout" svg:width="0.853cm" svg:height="0.962cm" svg:x="14.551cm" svg:y="9.038cm">
          <draw:text-box>
            <text:p text:style-name="P1">0</text:p>
          </draw:text-box>
        </draw:frame>
        <draw:frame draw:style-name="gr4" draw:layer="layout" svg:width="0.853cm" svg:height="0.962cm" svg:x="15.652cm" svg:y="9.038cm">
          <draw:text-box>
            <text:p text:style-name="P1">0</text:p>
          </draw:text-box>
        </draw:frame>
        <draw:frame draw:style-name="gr4" draw:layer="layout" svg:width="0.853cm" svg:height="0.962cm" svg:x="16.553cm" svg:y="9.038cm">
          <draw:text-box>
            <text:p text:style-name="P1">0</text:p>
          </draw:text-box>
        </draw:frame>
        <draw:frame draw:style-name="gr4" draw:layer="layout" svg:width="0.853cm" svg:height="0.962cm" svg:x="17.554cm" svg:y="9.038cm">
          <draw:text-box>
            <text:p text:style-name="P1">0</text:p>
          </draw:text-box>
        </draw:frame>
        <draw:frame draw:style-name="gr4" draw:layer="layout" svg:width="0.853cm" svg:height="0.962cm" svg:x="18.555cm" svg:y="9.038cm">
          <draw:text-box>
            <text:p text:style-name="P1">0</text:p>
          </draw:text-box>
        </draw:frame>
        <draw:frame draw:style-name="gr4" draw:layer="layout" svg:width="0.853cm" svg:height="0.962cm" svg:x="19.456cm" svg:y="9.038cm">
          <draw:text-box>
            <text:p text:style-name="P1">0</text:p>
          </draw:text-box>
        </draw:frame>
        <draw:frame draw:style-name="gr4" draw:layer="layout" svg:width="0.853cm" svg:height="0.962cm" svg:x="20.557cm" svg:y="9.038cm">
          <draw:text-box>
            <text:p text:style-name="P1">0</text:p>
          </draw:text-box>
        </draw:frame>
        <draw:frame draw:style-name="gr4" draw:layer="layout" svg:width="0.853cm" svg:height="0.962cm" svg:x="21.458cm" svg:y="9.038cm">
          <draw:text-box>
            <text:p text:style-name="P1">0</text:p>
          </draw:text-box>
        </draw:frame>
        <draw:line draw:style-name="gr10" draw:text-style-name="P9" draw:layer="layout" svg:x1="12cm" svg:y1="10.5cm" svg:x2="19cm" svg:y2="10.5cm">
          <text:p text:style-name="P1"/>
        </draw:line>
        <draw:line draw:style-name="gr10" draw:text-style-name="P9" draw:layer="layout" svg:x1="12cm" svg:y1="11.5cm" svg:x2="18cm" svg:y2="11.5cm">
          <text:p text:style-name="P1"/>
        </draw:line>
        <draw:line draw:style-name="gr10" draw:text-style-name="P9" draw:layer="layout" svg:x1="12cm" svg:y1="12.5cm" svg:x2="16cm" svg:y2="12.5cm">
          <text:p text:style-name="P1"/>
        </draw:line>
        <draw:frame draw:style-name="gr11" draw:text-style-name="P1" draw:layer="layout" svg:width="1.5cm" svg:height="0.962cm" svg:x="9cm" svg:y="10cm">
          <draw:text-box>
            <text:p text:style-name="P1">i=1</text:p>
          </draw:text-box>
        </draw:frame>
        <draw:frame draw:style-name="gr12" draw:text-style-name="P1" draw:layer="layout" svg:width="1.366cm" svg:height="3cm" svg:x="9cm" svg:y="11.038cm">
          <draw:text-box>
            <text:p text:style-name="P1">i=2</text:p>
          </draw:text-box>
        </draw:frame>
        <draw:frame draw:style-name="gr4" draw:layer="layout" svg:width="1.366cm" svg:height="0.962cm" svg:x="9cm" svg:y="12cm">
          <draw:text-box>
            <text:p text:style-name="P1">i=3</text:p>
          </draw:text-box>
        </draw:frame>
        <draw:frame draw:style-name="gr13" draw:layer="layout" svg:width="0.502cm" svg:height="1.187cm" svg:x="6.5cm" svg:y="15.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8" draw:layer="layout" svg:width="25.199cm" svg:height="16.23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 compared to the scoring time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custom-shape draw:style-name="gr14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19" draw:layer="layout" svg:width="1.777cm" svg:height="0.725cm" svg:x="1.223cm" svg:y="9.5cm">
          <draw:text-box>
            <text:p text:style-name="P1"><text:span text:style-name="T10">P0</text:span></text:p>
          </draw:text-box>
        </draw:frame>
        <draw:frame draw:style-name="gr4" draw:text-style-name="P20" draw:layer="layout" svg:width="1.023cm" svg:height="0.725cm" svg:x="1.223cm" svg:y="12.538cm">
          <draw:text-box>
            <text:p text:style-name="P1"><text:span text:style-name="T10">P1</text:span></text:p>
          </draw:text-box>
        </draw:frame>
        <draw:frame draw:style-name="gr4" draw:text-style-name="P20" draw:layer="layout" svg:width="1.023cm" svg:height="0.725cm" svg:x="1.223cm" svg:y="15cm">
          <draw:text-box>
            <text:p text:style-name="P1"><text:span text:style-name="T10">P2</text:span></text:p>
          </draw:text-box>
        </draw:frame>
        <draw:frame draw:style-name="gr4" draw:text-style-name="P20" draw:layer="layout" svg:width="1.023cm" svg:height="0.725cm" svg:x="1.223cm" svg:y="18.538cm">
          <draw:text-box>
            <text:p text:style-name="P1"><text:span text:style-name="T10">P3</text:span>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custom-shape draw:style-name="gr16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5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4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text-style-name="P20" draw:layer="layout" svg:width="1.734cm" svg:height="0.725cm" svg:x="3.665cm" svg:y="9.5cm">
          <draw:text-box>
            <text:p text:style-name="P1"><text:span text:style-name="T10">Step 1</text:span></text:p>
          </draw:text-box>
        </draw:frame>
        <draw:frame draw:style-name="gr4" draw:text-style-name="P20" draw:layer="layout" svg:width="1.734cm" svg:height="0.725cm" svg:x="10.665cm" svg:y="12.5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6.665cm" svg:y="12.5cm">
          <draw:text-box>
            <text:p text:style-name="P1"><text:span text:style-name="T10">Step 3</text:span></text:p>
          </draw:text-box>
        </draw:frame>
        <draw:frame draw:style-name="gr4" draw:text-style-name="P20" draw:layer="layout" svg:width="1.734cm" svg:height="0.725cm" svg:x="3.665cm" svg:y="12.5cm">
          <draw:text-box>
            <text:p text:style-name="P1"><text:span text:style-name="T10">Step 2</text:span></text:p>
          </draw:text-box>
        </draw:frame>
        <draw:frame draw:style-name="gr4" draw:text-style-name="P20" draw:layer="layout" svg:width="1.734cm" svg:height="0.725cm" svg:x="10.665cm" svg:y="9.538cm">
          <draw:text-box>
            <text:p text:style-name="P1"><text:span text:style-name="T10">Step 3</text:span></text:p>
          </draw:text-box>
        </draw:frame>
        <draw:frame draw:style-name="gr4" draw:text-style-name="P20" draw:layer="layout" svg:width="1.734cm" svg:height="0.725cm" svg:x="7.165cm" svg:y="9.5cm">
          <draw:text-box>
            <text:p text:style-name="P1"><text:span text:style-name="T10">Step 2</text:span></text:p>
          </draw:text-box>
        </draw:frame>
        <draw:frame draw:style-name="gr4" draw:text-style-name="P20" draw:layer="layout" svg:width="1.734cm" svg:height="0.725cm" svg:x="3.665cm" svg:y="15.538cm">
          <draw:text-box>
            <text:p text:style-name="P1"><text:span text:style-name="T10">Step 3</text:span></text:p>
          </draw:text-box>
        </draw:frame>
        <draw:frame draw:style-name="gr4" draw:text-style-name="P20" draw:layer="layout" svg:width="1.734cm" svg:height="0.725cm" svg:x="7.165cm" svg:y="15.5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10.665cm" svg:y="15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14.5cm" svg:y="15.5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18cm" svg:y="15.538cm">
          <draw:text-box>
            <text:p text:style-name="P1"><text:span text:style-name="T10">Step 7</text:span></text:p>
          </draw:text-box>
        </draw:frame>
        <draw:frame draw:style-name="gr4" draw:text-style-name="P20" draw:layer="layout" svg:width="1.734cm" svg:height="0.725cm" svg:x="21.165cm" svg:y="15.538cm">
          <draw:text-box>
            <text:p text:style-name="P1"><text:span text:style-name="T10">Step 8</text:span></text:p>
          </draw:text-box>
        </draw:frame>
        <draw:frame draw:style-name="gr4" draw:text-style-name="P20" draw:layer="layout" svg:width="1.734cm" svg:height="0.725cm" svg:x="21.165cm" svg:y="12.5cm">
          <draw:text-box>
            <text:p text:style-name="P1"><text:span text:style-name="T10">Step 7</text:span></text:p>
          </draw:text-box>
        </draw:frame>
        <draw:frame draw:style-name="gr4" draw:text-style-name="P20" draw:layer="layout" svg:width="1.734cm" svg:height="0.725cm" svg:x="14.5cm" svg:y="12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14.5cm" svg:y="9.538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18cm" svg:y="9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21cm" svg:y="9.538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18cm" svg:y="12.538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3.665cm" svg:y="18.5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7.165cm" svg:y="18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10.665cm" svg:y="18.5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14.665cm" svg:y="18.5cm">
          <draw:text-box>
            <text:p text:style-name="P1"><text:span text:style-name="T10">Step 7</text:span></text:p>
          </draw:text-box>
        </draw:frame>
        <draw:frame draw:style-name="gr4" draw:text-style-name="P20" draw:layer="layout" svg:width="1.734cm" svg:height="0.725cm" svg:x="18cm" svg:y="18.538cm">
          <draw:text-box>
            <text:p text:style-name="P1"><text:span text:style-name="T10">Step 8</text:span></text:p>
          </draw:text-box>
        </draw:frame>
        <draw:frame draw:style-name="gr4" draw:text-style-name="P20" draw:layer="layout" svg:width="1.734cm" svg:height="0.725cm" svg:x="21cm" svg:y="18.5cm">
          <draw:text-box>
            <text:p text:style-name="P1"><text:span text:style-name="T10">Step 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7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7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1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1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1">els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nd</text:span> in last statement can be done asynchronously using non-blocking communications. <text:span text:style-name="T1">Recv</text:span> is blocking.</text:p>
              </text:list-item>
            </text:list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of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 so we can do the trace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6.661cm" svg:x="1.4cm" svg:y="4.914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21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.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, </text:p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<text:span text:style-name="T12">L +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,r,k) = ( L + 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<text:s text:c="30"/></text:span><text:span text:style-name="T12">( n k r w || ( L + b 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vs Sequential Speed Up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8">Sequential Performance in Ring Terms</text:span></text:p>
              </text:list-item>
            </text:list>
            <text:list text:style-name="L2">
              <text:list-item>
                <text:p text:style-name="P4"><text:span text:style-name="T9">T(l) = <text:s/>l x l x w </text:span></text:p>
              </text:list-item>
            </text:list>
            <text:list text:style-name="L2">
              <text:list-item>
                <text:p text:style-name="P4"><text:span text:style-name="T9">T(n,p,r,k) = ( </text:span><text:span text:style-name="T14">L + b ) ( (p - 1) k r w + n k r w )</text:span></text:p>
              </text:list-item>
            </text:list>
            <text:list text:style-name="L2">
              <text:list-item>
                <text:p text:style-name="P4"><text:span text:style-name="T15">Instead of a square, we have reduced the amount of time by a factor of p but added communications time</text:span></text:p>
              </text:list-item>
            </text:list>
            <text:list text:style-name="L2">
              <text:list-item>
                <text:p text:style-name="P4"><text:span text:style-name="T15">First and last step of ring implementation is same as sequent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23" draw:layer="layout" svg:width="1.777cm" svg:height="0.962cm" svg:x="1.223cm" svg:y="9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1.223cm" svg:y="12.538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1.223cm" svg:y="15.5cm">
          <draw:text-box>
            <text:p text:style-name="P1"><text:span text:style-name="T16">P2</text:span></text:p>
          </draw:text-box>
        </draw:frame>
        <draw:frame draw:style-name="gr4" draw:text-style-name="P23" draw:layer="layout" svg:width="1.277cm" svg:height="0.962cm" svg:x="1.223cm" svg:y="18.538cm">
          <draw:text-box>
            <text:p text:style-name="P1"><text:span text:style-name="T16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20" draw:text-style-name="P9" draw:layer="layout" svg:width="1cm" svg:height="1cm" svg:x="14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1cm" svg:height="1cm" svg:x="13.5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9" draw:layer="layout" svg:width="1cm" svg:height="1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2" draw:text-style-name="P25" draw:layer="layout" svg:width="1cm" svg:height="1cm" svg:x="14cm" svg:y="17.5cm">
          <draw:text-box>
            <text:p text:style-name="P24"><text:span text:style-name="T1">5</text:span></text:p>
          </draw:text-box>
        </draw:frame>
        <draw:frame draw:style-name="gr22" draw:text-style-name="P25" draw:layer="layout" svg:width="1cm" svg:height="1cm" svg:x="13.5cm" svg:y="16cm">
          <draw:text-box>
            <text:p text:style-name="P24"><text:span text:style-name="T1">4</text:span></text:p>
          </draw:text-box>
        </draw:frame>
        <draw:frame draw:style-name="gr23" draw:text-style-name="P26" draw:layer="layout" svg:width="1cm" svg:height="1cm" svg:x="12.5cm" svg:y="15cm">
          <draw:text-box>
            <text:p text:style-name="P1"><text:span text:style-name="T1">3</text:span></text:p>
          </draw:text-box>
        </draw:frame>
        <draw:line draw:style-name="gr3" draw:text-style-name="P9" draw:layer="layout" svg:x1="14.5cm" svg:y1="17.5cm" svg:x2="14.5cm" svg:y2="17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8" draw:text-style-name="P23" draw:layer="layout" svg:width="1.277cm" svg:height="0.962cm" svg:x="1.223cm" svg:y="9.5cm">
          <draw:text-box>
            <text:p text:style-name="P1"><text:span text:style-name="T16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24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3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3" draw:layer="layout" svg:width="0.502cm" svg:height="1.187cm" svg:x="21.5cm" svg:y="15cm">
          <draw:text-box>
            <text:p text:style-name="P1"/>
          </draw:text-box>
        </draw:frame>
        <draw:frame draw:style-name="gr13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25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, must be even.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and height of each chunk.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</text:p>
              </text:list-item>
            </text:list>
            <text:list text:style-name="L2">
              <text:list-item>
                <text:p text:style-name="P22"><text:span text:style-name="T9">b</text:span> time to transmit one ch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Performance Model:</text:p>
              </text:list-item>
            </text:list>
            <text:list text:style-name="L2">
              <text:list-item>
                <text:list>
                  <text:list-item>
                    <text:p text:style-name="P17">T(n,p,r,k,i) = ( <text:span text:style-name="T12">L + b + k k w) (n -1) / 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ernative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3">Very difficult to implement because it is very difficult to keep track of the scoring, direction matrix and maximum value .</text:span></text:p>
              </text:list-item>
            </text:list>
            <text:list text:style-name="L2">
              <text:list-item>
                <text:p text:style-name="P21"><text:span text:style-name="T3">Traceback implementation is very difficult to do. </text:span></text:p>
              </text:list-item>
            </text:list>
            <text:list text:style-name="L2">
              <text:list-item>
                <text:p text:style-name="P21"><text:span text:style-name="T3">This strategy was abandoned for these reas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custom-shape draw:style-name="gr26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14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30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, must be a square term (4, 9, 16..)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, </text:span><text:span text:style-name="T2">I</text:span><text:span text:style-name="T3"> / sqrt(</text:span><text:span text:style-name="T2">p</text:span><text:span text:style-name="T3">)</text:span></text:p>
              </text:list-item>
            </text:list>
            <text:list text:style-name="L2">
              <text:list-item>
                <text:p text:style-name="P21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.</text:p>
              </text:list-item>
            </text:list>
            <text:list text:style-name="L2">
              <text:list-item>
                <text:p text:style-name="P22"><text:span text:style-name="T2">L</text:span> the latenc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Synchronous</text:p>
              </text:list-item>
            </text:list>
            <text:list text:style-name="L2">
              <text:list-item>
                <text:list>
                  <text:list-item>
                    <text:p text:style-name="P17">T(p,k) = <text:span text:style-name="T12">( 2L + 2b ) ((2 sqrt(p) – 1 ) <text:s/>k</text:span><text:span text:style-name="T17">2</text:span><text:span text:style-name="T12"> w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8">Not better than the ring because it leaves processors idle.</text:span></text:p>
              </text:list-item>
            </text:list>
            <text:list text:style-name="L2">
              <text:list-item>
                <text:p text:style-name="P4"><text:span text:style-name="T13">Easy to implement traceback on this setup.</text:span></text:p>
              </text:list-item>
            </text:list>
            <text:list text:style-name="L2">
              <text:list-item>
                <text:p text:style-name="P4"><text:span text:style-name="T18">Could be good for an environment where you can auto-scale the number of processo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) = </text:span><text:span text:style-name="T19"><text:s/></text:span><text:span text:style-name="T18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custom-shape draw:style-name="gr16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6.5cm" svg:y2="9cm">
          <text:p text:style-name="P1"/>
        </draw:line>
        <draw:line draw:style-name="gr3" draw:text-style-name="P9" draw:layer="layout" svg:x1="3.5cm" svg:y1="9.5cm" svg:x2="16.5cm" svg:y2="9.5cm">
          <text:p text:style-name="P1"/>
        </draw:line>
        <draw:line draw:style-name="gr3" draw:text-style-name="P9" draw:layer="layout" svg:x1="3.5cm" svg:y1="10.5cm" svg:x2="16.5cm" svg:y2="10.5cm">
          <text:p text:style-name="P1"/>
        </draw:line>
        <draw:line draw:style-name="gr3" draw:text-style-name="P9" draw:layer="layout" svg:x1="3.5cm" svg:y1="11cm" svg:x2="16.5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text-style-name="P28" draw:layer="layout" svg:width="0.93cm" svg:height="0.645cm" svg:x="4.5cm" svg:y="9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7.575cm" svg:y="9.538cm">
          <draw:text-box>
            <text:p text:style-name="P28"><text:span text:style-name="T20">P2</text:span></text:p>
          </draw:text-box>
        </draw:frame>
        <draw:custom-shape draw:style-name="gr15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8" draw:layer="layout" svg:width="0.93cm" svg:height="0.645cm" svg:x="10.723cm" svg:y="9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13.723cm" svg:y="9.5cm">
          <draw:text-box>
            <text:p text:style-name="P28"><text:span text:style-name="T20">P2</text:span></text:p>
          </draw:text-box>
        </draw:frame>
        <draw:line draw:style-name="gr3" draw:text-style-name="P9" draw:layer="layout" svg:x1="3.5cm" svg:y1="11.5cm" svg:x2="16.5cm" svg:y2="11.5cm">
          <text:p text:style-name="P1"/>
        </draw:line>
        <draw:line draw:style-name="gr3" draw:text-style-name="P9" draw:layer="layout" svg:x1="3.5cm" svg:y1="12cm" svg:x2="16.5cm" svg:y2="12cm">
          <text:p text:style-name="P1"/>
        </draw:line>
        <draw:line draw:style-name="gr3" draw:text-style-name="P9" draw:layer="layout" svg:x1="3.5cm" svg:y1="13cm" svg:x2="16.5cm" svg:y2="13cm">
          <text:p text:style-name="P1"/>
        </draw:line>
        <draw:frame draw:style-name="gr4" draw:text-style-name="P28" draw:layer="layout" svg:width="0.93cm" svg:height="0.645cm" svg:x="4cm" svg:y="12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10.723cm" svg:y="12.038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7.5cm" svg:y="12cm">
          <draw:text-box>
            <text:p text:style-name="P28"><text:span text:style-name="T20">P3</text:span></text:p>
          </draw:text-box>
        </draw:frame>
        <draw:frame draw:style-name="gr31" draw:text-style-name="P28" draw:layer="layout" svg:width="0.93cm" svg:height="1cm" svg:x="14cm" svg:y="12cm">
          <draw:text-box>
            <text:p text:style-name="P28"><text:span text:style-name="T20">P3</text:span></text:p>
          </draw:text-box>
        </draw:frame>
        <draw:custom-shape draw:style-name="gr16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6.5cm" svg:y2="14cm">
          <text:p text:style-name="P1"/>
        </draw:line>
        <draw:line draw:style-name="gr3" draw:text-style-name="P9" draw:layer="layout" svg:x1="3.5cm" svg:y1="14.5cm" svg:x2="16.5cm" svg:y2="14.5cm">
          <text:p text:style-name="P1"/>
        </draw:line>
        <draw:line draw:style-name="gr3" draw:text-style-name="P9" draw:layer="layout" svg:x1="3.5cm" svg:y1="15.5cm" svg:x2="16.5cm" svg:y2="15.5cm">
          <text:p text:style-name="P1"/>
        </draw:line>
        <draw:line draw:style-name="gr3" draw:text-style-name="P9" draw:layer="layout" svg:x1="3.5cm" svg:y1="16cm" svg:x2="16.5cm" svg:y2="16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text-style-name="P28" draw:layer="layout" svg:width="0.93cm" svg:height="0.645cm" svg:x="4.5cm" svg:y="14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7.575cm" svg:y="14.538cm">
          <draw:text-box>
            <text:p text:style-name="P28"><text:span text:style-name="T20">P2</text:span></text:p>
          </draw:text-box>
        </draw:frame>
        <draw:custom-shape draw:style-name="gr15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8" draw:layer="layout" svg:width="0.93cm" svg:height="0.645cm" svg:x="10.723cm" svg:y="14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13.723cm" svg:y="14.5cm">
          <draw:text-box>
            <text:p text:style-name="P28"><text:span text:style-name="T20">P2</text:span></text:p>
          </draw:text-box>
        </draw:frame>
        <draw:line draw:style-name="gr3" draw:text-style-name="P9" draw:layer="layout" svg:x1="3.5cm" svg:y1="16.5cm" svg:x2="16.5cm" svg:y2="16.5cm">
          <text:p text:style-name="P1"/>
        </draw:line>
        <draw:line draw:style-name="gr3" draw:text-style-name="P9" draw:layer="layout" svg:x1="3.5cm" svg:y1="17cm" svg:x2="16.5cm" svg:y2="17cm">
          <text:p text:style-name="P1"/>
        </draw:line>
        <draw:line draw:style-name="gr3" draw:text-style-name="P9" draw:layer="layout" svg:x1="3.5cm" svg:y1="18cm" svg:x2="16.5cm" svg:y2="18cm">
          <text:p text:style-name="P1"/>
        </draw:line>
        <draw:frame draw:style-name="gr4" draw:text-style-name="P28" draw:layer="layout" svg:width="0.93cm" svg:height="0.645cm" svg:x="4cm" svg:y="17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10.723cm" svg:y="17.038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7.5cm" svg:y="17cm">
          <draw:text-box>
            <text:p text:style-name="P28"><text:span text:style-name="T20">P3</text:span></text:p>
          </draw:text-box>
        </draw:frame>
        <draw:frame draw:style-name="gr31" draw:text-style-name="P28" draw:layer="layout" svg:width="0.93cm" svg:height="1cm" svg:x="14cm" svg:y="17cm">
          <draw:text-box>
            <text:p text:style-name="P28"><text:span text:style-name="T20">P3</text:span></text:p>
          </draw:text-box>
        </draw:frame>
        <draw:line draw:style-name="gr3" draw:text-style-name="P9" draw:layer="layout" svg:x1="3.5cm" svg:y1="17.5cm" svg:x2="16.5cm" svg:y2="17.5cm">
          <text:p text:style-name="P1"/>
        </draw:line>
        <draw:line draw:style-name="gr3" draw:text-style-name="P9" draw:layer="layout" svg:x1="3.5cm" svg:y1="15cm" svg:x2="16.5cm" svg:y2="15cm">
          <text:p text:style-name="P1"/>
        </draw:line>
        <draw:line draw:style-name="gr3" draw:text-style-name="P9" draw:layer="layout" svg:x1="3.5cm" svg:y1="12.5cm" svg:x2="16.5cm" svg:y2="12.5cm">
          <text:p text:style-name="P1"/>
        </draw:line>
        <draw:line draw:style-name="gr3" draw:text-style-name="P9" draw:layer="layout" svg:x1="3.5cm" svg:y1="10cm" svg:x2="16.5cm" svg:y2="10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6.661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21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, </text:p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2<text:span text:style-name="T12">L +2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,r,k) = ( 2L + 2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<text:s text:c="30"/></text:span><text:span text:style-name="T12">( n k r w || ( L + b 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2d Block Acyclic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2">Same performance as ring but we are send more data at each stage. </text:span></text:p>
              </text:list-item>
            </text:list>
            <text:list text:style-name="L2">
              <text:list-item>
                <text:p text:style-name="P6"><text:span text:style-name="T12">Traceback is more difficult and will require more communication.</text:span></text:p>
              </text:list-item>
            </text:list>
            <text:list text:style-name="L2">
              <text:list-item>
                <text:p text:style-name="P6"><text:span text:style-name="T12">Implementation is still under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>
        <draw:frame presentation:style-name="pr3" draw:text-style-name="P1" draw:layer="layout" svg:width="25.199cm" svg:height="3.507cm" svg:x="1.301cm" svg:y="0cm" presentation:class="title" presentation:user-transformed="true">
          <draw:text-box>
            <text:p text:style-name="P1">Sequential Performance<text:line-break/></text:p>
          </draw:text-box>
        </draw:frame>
        <draw:frame draw:style-name="gr32" draw:layer="layout" svg:width="26cm" svg:height="15.5cm" svg:x="1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.5cm" svg:height="16.5cm" svg:x="1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A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cm" svg:height="16.5cm" svg:x="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Conclus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difficulty was getting bootstrapped. Experimented with many SW implementations before settling on a simple one.</text:p>
              </text:list-item>
            </text:list>
            <text:list text:style-name="L2">
              <text:list-item>
                <text:p text:style-name="P4">Too much time spent working on and debugging Alt implementation.</text:p>
              </text:list-item>
            </text:list>
            <text:list text:style-name="L2">
              <text:list-item>
                <text:p text:style-name="P4">Ring implementation is the best because it uses least communication and is simplest to impl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5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5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11T21:53:52</dc:date>
    <dc:language>fi-FI</dc:language>
    <meta:editing-cycles>168</meta:editing-cycles>
    <meta:editing-duration>PT12H17M16S</meta:editing-duration>
    <meta:user-defined meta:name="Info 1"/>
    <meta:user-defined meta:name="Info 2"/>
    <meta:user-defined meta:name="Info 3"/>
    <meta:user-defined meta:name="Info 4"/>
    <meta:document-statistic meta:object-count="5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5996990203857pt" style:font-size-asian="30.5996990203857pt" style:font-size-complex="30.5996990203857pt"/>
    </style:style>
    <style:style style:name="ch3" style:family="chart">
      <style:graphic-properties draw:stroke="none" svg:stroke-color="#b3b3b3" draw:fill="none" draw:fill-color="#e6e6e6"/>
      <style:text-properties fo:font-size="18.8305854797363pt" style:font-size-asian="18.8305854797363pt" style:font-size-complex="18.83058547973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21.1844081878662pt" style:font-size-asian="21.1844081878662pt" style:font-size-complex="21.1844081878662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1844081878662pt" style:font-size-asian="21.1844081878662pt" style:font-size-complex="21.184408187866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6.501cm" chart:class="chart:bar" chart:style-name="ch1">
        <chart:title svg:x="5.432cm" svg:y="0.331cm" chart:style-name="ch2">
          <text:p>Asynchronous Ring SW</text:p>
        </chart:title>
        <chart:legend chart:legend-position="end" svg:x="18.468cm" svg:y="4.76cm" chart:style-name="ch3"/>
        <chart:plot-area chart:style-name="ch4" chart:data-source-has-labels="both" svg:x="0.384cm" svg:y="1.847cm" svg:width="17.562cm" svg:height="14.132cm">
          <chart:axis chart:dimension="x" chart:name="primary-x" chart:style-name="ch5">
            <chart:title svg:x="7.65cm" svg:y="14.968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25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>ChunkSize=200</text:p>
              </table:table-cell>
              <table:table-cell office:value-type="string">
                <text:p>ChunkSize=400</text:p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0.023555">
                <text:p>0.023555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0.077997">
                <text:p>0.077997</text:p>
              </table:table-cell>
              <table:table-cell office:value-type="float" office:value="0.093824">
                <text:p>0.093824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0.160828">
                <text:p>0.160828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0.274421">
                <text:p>0.274421</text:p>
              </table:table-cell>
              <table:table-cell office:value-type="float" office:value="0.301864">
                <text:p>0.301864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0.416363">
                <text:p>0.416363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0.584776">
                <text:p>0.584776</text:p>
              </table:table-cell>
              <table:table-cell office:value-type="float" office:value="0.626286">
                <text:p>0.626286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0.789438">
                <text:p>0.789438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1.023653">
                <text:p>1.023653</text:p>
              </table:table-cell>
              <table:table-cell office:value-type="float" office:value="1.068425">
                <text:p>1.068425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1.325112">
                <text:p>1.325112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.572059">
                <text:p>1.572059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.889952">
                <text:p>1.889952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2.243027">
                <text:p>2.243027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2.618356">
                <text:p>2.618356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3.037743">
                <text:p>3.037743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543">
                <text:p>3.55543</text:p>
              </table:table-cell>
              <table:table-cell office:value-type="float" office:value="3.484075">
                <text:p>3.484075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6447143554687pt" style:font-size-asian="30.6447143554687pt" style:font-size-complex="30.6447143554687pt"/>
    </style:style>
    <style:style style:name="ch3" style:family="chart">
      <style:graphic-properties draw:stroke="none" svg:stroke-color="#b3b3b3" draw:fill="none" draw:fill-color="#e6e6e6"/>
      <style:text-properties fo:font-size="18.8582859039307pt" style:font-size-asian="18.8582859039307pt" style:font-size-complex="18.858285903930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text-properties fo:font-size="21.2155704498291pt" style:font-size-asian="21.2155704498291pt" style:font-size-complex="21.2155704498291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2155704498291pt" style:font-size-asian="21.2155704498291pt" style:font-size-complex="21.2155704498291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501cm" svg:height="16.501cm" chart:class="chart:bar" chart:style-name="ch1">
        <chart:title svg:x="5.887cm" svg:y="0.333cm" chart:style-name="ch2">
          <text:p>Synchronous Ring SW</text:p>
        </chart:title>
        <chart:legend chart:legend-position="end" svg:x="19.086cm" svg:y="4.76cm" chart:style-name="ch3"/>
        <chart:plot-area chart:style-name="ch4" chart:data-source-has-labels="both" svg:x="0.393cm" svg:y="1.848cm" svg:width="18.162cm" svg:height="14.133cm">
          <chart:axis chart:dimension="x" chart:name="primary-x" chart:style-name="ch5">
            <chart:title svg:x="7.929cm" svg:y="14.966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34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= 100</text:p>
              </table:table-cell>
              <table:table-cell office:value-type="string">
                <text:p>Chunk Size = 200</text:p>
              </table:table-cell>
              <table:table-cell office:value-type="string">
                <text:p>Chunk Size = 400</text:p>
              </table:table-cell>
              <table:table-cell office:value-type="string">
                <text:p>Chunk Size = 5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20356">
                <text:p>0.020356</text:p>
              </table:table-cell>
              <table:table-cell office:value-type="float" office:value="0.023714">
                <text:p>0.023714</text:p>
              </table:table-cell>
              <table:table-cell office:value-type="float" office:value="1.#NAN">
                <text:p>1.#NAN</text:p>
              </table:table-cell>
              <table:table-cell office:value-type="float" office:value="0.033051">
                <text:p>0.033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72135">
                <text:p>0.072135</text:p>
              </table:table-cell>
              <table:table-cell office:value-type="float" office:value="0.0781">
                <text:p>0.0781</text:p>
              </table:table-cell>
              <table:table-cell office:value-type="float" office:value="0.093515">
                <text:p>0.093515</text:p>
              </table:table-cell>
              <table:table-cell office:value-type="float" office:value="0.102804">
                <text:p>0.10280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152643">
                <text:p>0.152643</text:p>
              </table:table-cell>
              <table:table-cell office:value-type="float" office:value="0.161728">
                <text:p>0.161728</text:p>
              </table:table-cell>
              <table:table-cell office:value-type="float" office:value="1.#NAN">
                <text:p>1.#NAN</text:p>
              </table:table-cell>
              <table:table-cell office:value-type="float" office:value="0.256594">
                <text:p>0.25659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266361">
                <text:p>0.266361</text:p>
              </table:table-cell>
              <table:table-cell office:value-type="float" office:value="0.27525">
                <text:p>0.27525</text:p>
              </table:table-cell>
              <table:table-cell office:value-type="float" office:value="0.301742">
                <text:p>0.301742</text:p>
              </table:table-cell>
              <table:table-cell office:value-type="float" office:value="0.319995">
                <text:p>0.3199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407455">
                <text:p>0.407455</text:p>
              </table:table-cell>
              <table:table-cell office:value-type="float" office:value="0.416622">
                <text:p>0.416622</text:p>
              </table:table-cell>
              <table:table-cell office:value-type="float" office:value="1.#NAN">
                <text:p>1.#NAN</text:p>
              </table:table-cell>
              <table:table-cell office:value-type="float" office:value="0.476887">
                <text:p>0.47688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576989">
                <text:p>0.576989</text:p>
              </table:table-cell>
              <table:table-cell office:value-type="float" office:value="0.5891">
                <text:p>0.5891</text:p>
              </table:table-cell>
              <table:table-cell office:value-type="float" office:value="0.627502">
                <text:p>0.627502</text:p>
              </table:table-cell>
              <table:table-cell office:value-type="float" office:value="0.650922">
                <text:p>0.65092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780336">
                <text:p>0.780336</text:p>
              </table:table-cell>
              <table:table-cell office:value-type="float" office:value="0.78853">
                <text:p>0.78853</text:p>
              </table:table-cell>
              <table:table-cell office:value-type="float" office:value="1.#NAN">
                <text:p>1.#NAN</text:p>
              </table:table-cell>
              <table:table-cell office:value-type="float" office:value="0.863387">
                <text:p>0.86338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017995">
                <text:p>1.017995</text:p>
              </table:table-cell>
              <table:table-cell office:value-type="float" office:value="1.019992">
                <text:p>1.019992</text:p>
              </table:table-cell>
              <table:table-cell office:value-type="float" office:value="1.073005">
                <text:p>1.073005</text:p>
              </table:table-cell>
              <table:table-cell office:value-type="float" office:value="1.09671">
                <text:p>1.0967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361065">
                <text:p>1.361065</text:p>
              </table:table-cell>
              <table:table-cell office:value-type="float" office:value="1.317661">
                <text:p>1.317661</text:p>
              </table:table-cell>
              <table:table-cell office:value-type="float" office:value="1.#NAN">
                <text:p>1.#NAN</text:p>
              </table:table-cell>
              <table:table-cell office:value-type="float" office:value="1.385043">
                <text:p>1.3850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576793">
                <text:p>1.576793</text:p>
              </table:table-cell>
              <table:table-cell office:value-type="float" office:value="1.563807">
                <text:p>1.563807</text:p>
              </table:table-cell>
              <table:table-cell office:value-type="float" office:value="1.#NAN">
                <text:p>1.#NAN</text:p>
              </table:table-cell>
              <table:table-cell office:value-type="float" office:value="1.658294">
                <text:p>1.658294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915951">
                <text:p>1.915951</text:p>
              </table:table-cell>
              <table:table-cell office:value-type="float" office:value="1.880185">
                <text:p>1.880185</text:p>
              </table:table-cell>
              <table:table-cell office:value-type="float" office:value="1.#NAN">
                <text:p>1.#NAN</text:p>
              </table:table-cell>
              <table:table-cell office:value-type="float" office:value="1.986628">
                <text:p>1.986628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2.272222">
                <text:p>2.272222</text:p>
              </table:table-cell>
              <table:table-cell office:value-type="float" office:value="2.236543">
                <text:p>2.236543</text:p>
              </table:table-cell>
              <table:table-cell office:value-type="float" office:value="1.#NAN">
                <text:p>1.#NAN</text:p>
              </table:table-cell>
              <table:table-cell office:value-type="float" office:value="2.344226">
                <text:p>2.344226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66263">
                <text:p>2.66263</text:p>
              </table:table-cell>
              <table:table-cell office:value-type="float" office:value="2.628066">
                <text:p>2.628066</text:p>
              </table:table-cell>
              <table:table-cell office:value-type="float" office:value="1.#NAN">
                <text:p>1.#NAN</text:p>
              </table:table-cell>
              <table:table-cell office:value-type="float" office:value="2.735601">
                <text:p>2.735601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3.082524">
                <text:p>3.082524</text:p>
              </table:table-cell>
              <table:table-cell office:value-type="float" office:value="3.040637">
                <text:p>3.040637</text:p>
              </table:table-cell>
              <table:table-cell office:value-type="float" office:value="1.#NAN">
                <text:p>1.#NAN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545044">
                <text:p>3.545044</text:p>
              </table:table-cell>
              <table:table-cell office:value-type="float" office:value="3.479696">
                <text:p>3.479696</text:p>
              </table:table-cell>
              <table:table-cell office:value-type="float" office:value="1.#NAN">
                <text:p>1.#NAN</text:p>
              </table:table-cell>
              <table:table-cell office:value-type="float" office:value="3.572735">
                <text:p>3.572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5.0140552520752pt" style:font-size-asian="25.0140552520752pt" style:font-size-complex="25.0140552520752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7.3174228668213pt" style:font-size-asian="17.3174228668213pt" style:font-size-complex="17.3174228668213pt"/>
    </style:style>
    <style:style style:name="ch6" style:family="chart">
      <style:chart-properties style:rotation-angle="90"/>
      <style:text-properties fo:font-size="17.3174228668213pt" style:font-size-asian="17.3174228668213pt" style:font-size-complex="17.3174228668213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5.501cm" chart:class="chart:line" chart:style-name="ch1">
        <chart:title svg:x="5.71cm" svg:y="0.311cm" chart:style-name="ch2">
          <text:p>Sequential Perfomance</text:p>
        </chart:title>
        <chart:plot-area chart:style-name="ch3" chart:data-source-has-labels="both" svg:x="0.382cm" svg:y="1.735cm" svg:width="24.317cm" svg:height="13.282cm">
          <chart:axis chart:dimension="x" chart:name="primary-x" chart:style-name="ch4">
            <chart:title svg:x="8.518cm" svg:y="14.061cm" chart:style-name="ch5">
              <text:p>Seconds</text:p>
            </chart:title>
            <chart:categories table:cell-range-address="local-table.$A$2:.$A$16"/>
          </chart:axis>
          <chart:axis chart:dimension="y" chart:name="primary-y" chart:style-name="ch4">
            <chart:title svg:x="0.522cm" svg:y="9.413cm" chart:style-name="ch6">
              <text:p>Matrix Size</text:p>
            </chart:title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